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329 to 6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oscillator –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4:Sheet1.K9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5">00/00/0000</text:date>, <text:time style:data-style-name="N2" text:time-value="08:42:53.108441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5-05T08:43:57.117920975</dc:date>
    <meta:editing-duration>P8DT12H4M23S</meta:editing-duration>
    <meta:editing-cycles>593</meta:editing-cycles>
    <meta:generator>LibreOffice/5.2.7.2$Linux_X86_64 LibreOffice_project/20m0$Build-2</meta:generator>
    <meta:document-statistic meta:table-count="1" meta:cell-count="4838" meta:object-count="0"/>
  </office:meta>
</office:document-meta>
</file>